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8f61" officeooo:paragraph-rsid="00188f61"/>
    </style:style>
    <style:style style:name="P2" style:family="paragraph" style:parent-style-name="Standard">
      <style:text-properties officeooo:rsid="00188f61" officeooo:paragraph-rsid="001c3b68"/>
    </style:style>
    <style:style style:name="P3" style:family="paragraph" style:parent-style-name="Standard">
      <style:text-properties officeooo:rsid="00188f61" officeooo:paragraph-rsid="001e6b56"/>
    </style:style>
    <style:style style:name="P4" style:family="paragraph" style:parent-style-name="Standard">
      <style:text-properties officeooo:rsid="00188f61" officeooo:paragraph-rsid="00257151"/>
    </style:style>
    <style:style style:name="P5" style:family="paragraph" style:parent-style-name="Standard">
      <style:text-properties officeooo:rsid="00188f61" officeooo:paragraph-rsid="00354589"/>
    </style:style>
    <style:style style:name="P6" style:family="paragraph" style:parent-style-name="Standard">
      <style:text-properties officeooo:rsid="00188f61" officeooo:paragraph-rsid="0036a034"/>
    </style:style>
    <style:style style:name="P7" style:family="paragraph" style:parent-style-name="Standard">
      <style:text-properties officeooo:rsid="00188f61" officeooo:paragraph-rsid="00384cb6"/>
    </style:style>
    <style:style style:name="P8" style:family="paragraph" style:parent-style-name="Standard">
      <style:text-properties officeooo:rsid="00188f61" officeooo:paragraph-rsid="0038b082"/>
    </style:style>
    <style:style style:name="P9" style:family="paragraph" style:parent-style-name="Standard">
      <style:text-properties officeooo:rsid="00188f61" officeooo:paragraph-rsid="00420a30"/>
    </style:style>
    <style:style style:name="P10" style:family="paragraph" style:parent-style-name="Standard">
      <style:text-properties officeooo:rsid="00188f61" officeooo:paragraph-rsid="00367bed"/>
    </style:style>
    <style:style style:name="P11" style:family="paragraph" style:parent-style-name="Standard">
      <style:text-properties officeooo:rsid="00188f61" officeooo:paragraph-rsid="00451727"/>
    </style:style>
    <style:style style:name="P12" style:family="paragraph" style:parent-style-name="Standard">
      <style:text-properties officeooo:rsid="00188f61" officeooo:paragraph-rsid="00652f16"/>
    </style:style>
    <style:style style:name="P13" style:family="paragraph" style:parent-style-name="Standard">
      <style:text-properties officeooo:rsid="00188f61" officeooo:paragraph-rsid="0066d793"/>
    </style:style>
    <style:style style:name="P14" style:family="paragraph" style:parent-style-name="Standard">
      <style:text-properties officeooo:rsid="00188f61" officeooo:paragraph-rsid="0060184d"/>
    </style:style>
    <style:style style:name="P15" style:family="paragraph" style:parent-style-name="Standard">
      <style:text-properties officeooo:rsid="00188f61" officeooo:paragraph-rsid="006eb33a"/>
    </style:style>
    <style:style style:name="P16" style:family="paragraph" style:parent-style-name="Standard">
      <style:text-properties officeooo:rsid="00188f61" officeooo:paragraph-rsid="0082e841"/>
    </style:style>
    <style:style style:name="P17" style:family="paragraph" style:parent-style-name="Standard">
      <style:text-properties officeooo:rsid="00188f61" officeooo:paragraph-rsid="0088a681"/>
    </style:style>
    <style:style style:name="P18" style:family="paragraph" style:parent-style-name="Standard">
      <style:text-properties officeooo:rsid="001a1056" officeooo:paragraph-rsid="001a1056"/>
    </style:style>
    <style:style style:name="P19" style:family="paragraph" style:parent-style-name="Standard">
      <style:text-properties officeooo:rsid="001a1056" officeooo:paragraph-rsid="001c3b68"/>
    </style:style>
    <style:style style:name="P20" style:family="paragraph" style:parent-style-name="Standard">
      <style:text-properties officeooo:rsid="001a1056" officeooo:paragraph-rsid="00257151"/>
    </style:style>
    <style:style style:name="P21" style:family="paragraph" style:parent-style-name="Standard">
      <style:text-properties fo:font-weight="bold" officeooo:rsid="00188f61" officeooo:paragraph-rsid="00188f61" style:font-weight-asian="bold" style:font-weight-complex="bold"/>
    </style:style>
    <style:style style:name="P22" style:family="paragraph" style:parent-style-name="Standard">
      <style:text-properties fo:font-weight="bold" officeooo:rsid="00188f61" officeooo:paragraph-rsid="001c3b68" style:font-weight-asian="bold" style:font-weight-complex="bold"/>
    </style:style>
    <style:style style:name="P23" style:family="paragraph" style:parent-style-name="Standard">
      <style:text-properties fo:font-weight="bold" officeooo:rsid="00188f61" officeooo:paragraph-rsid="00257151" style:font-weight-asian="bold" style:font-weight-complex="bold"/>
    </style:style>
    <style:style style:name="P24" style:family="paragraph" style:parent-style-name="Standard">
      <style:text-properties fo:font-weight="bold" officeooo:rsid="00188f61" officeooo:paragraph-rsid="00354589" style:font-weight-asian="bold" style:font-weight-complex="bold"/>
    </style:style>
    <style:style style:name="P25" style:family="paragraph" style:parent-style-name="Standard">
      <style:text-properties fo:font-weight="bold" officeooo:rsid="00188f61" officeooo:paragraph-rsid="0036a034" style:font-weight-asian="bold" style:font-weight-complex="bold"/>
    </style:style>
    <style:style style:name="P26" style:family="paragraph" style:parent-style-name="Standard">
      <style:text-properties fo:font-weight="bold" officeooo:rsid="00188f61" officeooo:paragraph-rsid="00384cb6" style:font-weight-asian="bold" style:font-weight-complex="bold"/>
    </style:style>
    <style:style style:name="P27" style:family="paragraph" style:parent-style-name="Standard">
      <style:text-properties fo:font-weight="bold" officeooo:rsid="00188f61" officeooo:paragraph-rsid="00420a30" style:font-weight-asian="bold" style:font-weight-complex="bold"/>
    </style:style>
    <style:style style:name="P28" style:family="paragraph" style:parent-style-name="Standard">
      <style:text-properties fo:font-weight="bold" officeooo:rsid="00188f61" officeooo:paragraph-rsid="00451727" style:font-weight-asian="bold" style:font-weight-complex="bold"/>
    </style:style>
    <style:style style:name="P29" style:family="paragraph" style:parent-style-name="Standard">
      <style:text-properties fo:font-weight="bold" officeooo:rsid="00188f61" officeooo:paragraph-rsid="004a1f1f" style:font-weight-asian="bold" style:font-weight-complex="bold"/>
    </style:style>
    <style:style style:name="P30" style:family="paragraph" style:parent-style-name="Standard">
      <style:text-properties fo:font-weight="bold" officeooo:rsid="00188f61" officeooo:paragraph-rsid="009484f2" style:font-weight-asian="bold" style:font-weight-complex="bold"/>
    </style:style>
    <style:style style:name="P31" style:family="paragraph" style:parent-style-name="Standard">
      <style:text-properties officeooo:rsid="0022bf5b" officeooo:paragraph-rsid="00354589"/>
    </style:style>
    <style:style style:name="P32" style:family="paragraph" style:parent-style-name="Standard">
      <style:text-properties officeooo:rsid="0022bf5b" officeooo:paragraph-rsid="001e6b56"/>
    </style:style>
    <style:style style:name="P33" style:family="paragraph" style:parent-style-name="Standard">
      <style:text-properties officeooo:rsid="0022bf5b" officeooo:paragraph-rsid="0036a034"/>
    </style:style>
    <style:style style:name="P34" style:family="paragraph" style:parent-style-name="Standard">
      <style:text-properties officeooo:rsid="0022bf5b" officeooo:paragraph-rsid="00384cb6"/>
    </style:style>
    <style:style style:name="P35" style:family="paragraph" style:parent-style-name="Standard">
      <style:text-properties officeooo:rsid="0022bf5b" officeooo:paragraph-rsid="0038b082"/>
    </style:style>
    <style:style style:name="P36" style:family="paragraph" style:parent-style-name="Standard">
      <style:text-properties officeooo:rsid="0022bf5b" officeooo:paragraph-rsid="00420a30"/>
    </style:style>
    <style:style style:name="P37" style:family="paragraph" style:parent-style-name="Standard">
      <style:text-properties officeooo:rsid="0022bf5b" officeooo:paragraph-rsid="00451727"/>
    </style:style>
    <style:style style:name="P38" style:family="paragraph" style:parent-style-name="Standard">
      <style:text-properties officeooo:rsid="0022bf5b" officeooo:paragraph-rsid="0048c433"/>
    </style:style>
    <style:style style:name="P39" style:family="paragraph" style:parent-style-name="Standard">
      <style:text-properties officeooo:rsid="0022bf5b" officeooo:paragraph-rsid="004c16fb"/>
    </style:style>
    <style:style style:name="P40" style:family="paragraph" style:parent-style-name="Standard">
      <style:text-properties officeooo:rsid="0022bf5b" officeooo:paragraph-rsid="004cf3fe"/>
    </style:style>
    <style:style style:name="P41" style:family="paragraph" style:parent-style-name="Standard">
      <style:text-properties officeooo:rsid="0022bf5b" officeooo:paragraph-rsid="0060184d"/>
    </style:style>
    <style:style style:name="P42" style:family="paragraph" style:parent-style-name="Standard">
      <style:text-properties officeooo:rsid="0022bf5b" officeooo:paragraph-rsid="0066d793"/>
    </style:style>
    <style:style style:name="P43" style:family="paragraph" style:parent-style-name="Standard">
      <style:text-properties officeooo:rsid="0022bf5b" officeooo:paragraph-rsid="00674da8"/>
    </style:style>
    <style:style style:name="P44" style:family="paragraph" style:parent-style-name="Standard">
      <style:text-properties officeooo:rsid="0022bf5b" officeooo:paragraph-rsid="006ce6fa"/>
    </style:style>
    <style:style style:name="P45" style:family="paragraph" style:parent-style-name="Standard">
      <style:text-properties officeooo:rsid="0022bf5b" officeooo:paragraph-rsid="006eb33a"/>
    </style:style>
    <style:style style:name="P46" style:family="paragraph" style:parent-style-name="Standard">
      <style:text-properties officeooo:rsid="0022bf5b" officeooo:paragraph-rsid="00757446"/>
    </style:style>
    <style:style style:name="P47" style:family="paragraph" style:parent-style-name="Standard">
      <style:text-properties officeooo:rsid="0022bf5b" officeooo:paragraph-rsid="007f290c"/>
    </style:style>
    <style:style style:name="P48" style:family="paragraph" style:parent-style-name="Standard">
      <style:text-properties officeooo:rsid="0022bf5b" officeooo:paragraph-rsid="00803e27"/>
    </style:style>
    <style:style style:name="P49" style:family="paragraph" style:parent-style-name="Standard">
      <style:text-properties officeooo:rsid="0022bf5b" officeooo:paragraph-rsid="0082e841"/>
    </style:style>
    <style:style style:name="P50" style:family="paragraph" style:parent-style-name="Standard">
      <style:text-properties officeooo:rsid="0022bf5b" officeooo:paragraph-rsid="0088a681"/>
    </style:style>
    <style:style style:name="P51" style:family="paragraph" style:parent-style-name="Standard">
      <style:text-properties officeooo:rsid="0022bf5b" officeooo:paragraph-rsid="008cf14b"/>
    </style:style>
    <style:style style:name="P52" style:family="paragraph" style:parent-style-name="Standard">
      <style:text-properties officeooo:rsid="0022bf5b" officeooo:paragraph-rsid="009216fe"/>
    </style:style>
    <style:style style:name="P53" style:family="paragraph" style:parent-style-name="Standard">
      <style:text-properties officeooo:rsid="0022bf5b" officeooo:paragraph-rsid="0092a600"/>
    </style:style>
    <style:style style:name="P54" style:family="paragraph" style:parent-style-name="Standard">
      <style:text-properties officeooo:rsid="0022bf5b" officeooo:paragraph-rsid="009484f2"/>
    </style:style>
    <style:style style:name="P55" style:family="paragraph" style:parent-style-name="Standard">
      <style:text-properties officeooo:rsid="0022bf5b" officeooo:paragraph-rsid="0094f494"/>
    </style:style>
    <style:style style:name="P56" style:family="paragraph" style:parent-style-name="Standard">
      <style:text-properties fo:font-weight="normal" officeooo:rsid="00188f61" officeooo:paragraph-rsid="004a1f1f" style:font-weight-asian="normal" style:font-weight-complex="normal"/>
    </style:style>
    <style:style style:name="P57" style:family="paragraph" style:parent-style-name="Standard">
      <style:text-properties fo:font-weight="normal" officeooo:rsid="0022bf5b" officeooo:paragraph-rsid="00420a30" style:font-weight-asian="normal" style:font-weight-complex="normal"/>
    </style:style>
    <style:style style:name="P58" style:family="paragraph" style:parent-style-name="Standard">
      <style:text-properties fo:font-weight="normal" officeooo:rsid="0022bf5b" officeooo:paragraph-rsid="0094f494" style:font-weight-asian="normal" style:font-weight-complex="normal"/>
    </style:style>
    <style:style style:name="P59" style:family="paragraph" style:parent-style-name="Standard">
      <style:text-properties officeooo:rsid="00367bed" officeooo:paragraph-rsid="00367bed"/>
    </style:style>
    <style:style style:name="P60" style:family="paragraph" style:parent-style-name="Standard">
      <style:text-properties officeooo:rsid="00367bed" officeooo:paragraph-rsid="0036a034"/>
    </style:style>
    <style:style style:name="P61" style:family="paragraph" style:parent-style-name="Standard">
      <style:text-properties officeooo:rsid="00367bed" officeooo:paragraph-rsid="006635eb"/>
    </style:style>
    <style:style style:name="P62" style:family="paragraph" style:parent-style-name="Standard">
      <style:text-properties officeooo:rsid="00384cb6" officeooo:paragraph-rsid="00384cb6"/>
    </style:style>
    <style:style style:name="P63" style:family="paragraph" style:parent-style-name="Standard">
      <style:text-properties officeooo:rsid="00475214" officeooo:paragraph-rsid="00475214"/>
    </style:style>
    <style:style style:name="P64" style:family="paragraph" style:parent-style-name="Standard">
      <style:text-properties style:text-underline-style="solid" style:text-underline-width="auto" style:text-underline-color="font-color" fo:font-weight="bold" officeooo:rsid="00188f61" officeooo:paragraph-rsid="0038b082" style:font-weight-asian="bold" style:font-weight-complex="bold"/>
    </style:style>
    <style:style style:name="P65" style:family="paragraph" style:parent-style-name="Standard">
      <style:text-properties style:text-underline-style="solid" style:text-underline-width="auto" style:text-underline-color="font-color" fo:font-weight="bold" officeooo:rsid="00188f61" officeooo:paragraph-rsid="006435e9" style:font-weight-asian="bold" style:font-weight-complex="bold"/>
    </style:style>
    <style:style style:name="P66" style:family="paragraph" style:parent-style-name="Standard">
      <style:text-properties style:text-underline-style="solid" style:text-underline-width="auto" style:text-underline-color="font-color" fo:font-weight="bold" officeooo:rsid="00188f61" officeooo:paragraph-rsid="00420a30" style:font-weight-asian="bold" style:font-weight-complex="bold"/>
    </style:style>
    <style:style style:name="P67" style:family="paragraph" style:parent-style-name="Standard">
      <style:text-properties style:text-underline-style="solid" style:text-underline-width="auto" style:text-underline-color="font-color" fo:font-weight="bold" officeooo:rsid="00188f61" officeooo:paragraph-rsid="006eb33a" style:font-weight-asian="bold" style:font-weight-complex="bold"/>
    </style:style>
    <style:style style:name="P68" style:family="paragraph" style:parent-style-name="Standard">
      <style:text-properties style:text-underline-style="solid" style:text-underline-width="auto" style:text-underline-color="font-color" fo:font-weight="bold" officeooo:rsid="00188f61" officeooo:paragraph-rsid="0088a681" style:font-weight-asian="bold" style:font-weight-complex="bold"/>
    </style:style>
    <style:style style:name="P69" style:family="paragraph" style:parent-style-name="Standard">
      <style:text-properties style:text-underline-style="solid" style:text-underline-width="auto" style:text-underline-color="font-color" fo:font-weight="bold" officeooo:rsid="00188f61" officeooo:paragraph-rsid="009484f2" style:font-weight-asian="bold" style:font-weight-complex="bold"/>
    </style:style>
    <style:style style:name="P70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officeooo:rsid="00384cb6" officeooo:paragraph-rsid="001e6b56"/>
    </style:style>
    <style:style style:name="P71" style:family="paragraph" style:parent-style-name="Standard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officeooo:rsid="00188f61" officeooo:paragraph-rsid="001e6b56"/>
    </style:style>
    <style:style style:name="T1" style:family="text">
      <style:text-properties officeooo:rsid="001a5ec3"/>
    </style:style>
    <style:style style:name="T2" style:family="text">
      <style:text-properties officeooo:rsid="001d095c"/>
    </style:style>
    <style:style style:name="T3" style:family="text">
      <style:text-properties officeooo:rsid="00200b88"/>
    </style:style>
    <style:style style:name="T4" style:family="text">
      <style:text-properties officeooo:rsid="00239ecb"/>
    </style:style>
    <style:style style:name="T5" style:family="text">
      <style:text-properties officeooo:rsid="00281bf4"/>
    </style:style>
    <style:style style:name="T6" style:family="text">
      <style:text-properties officeooo:rsid="002c8730"/>
    </style:style>
    <style:style style:name="T7" style:family="text">
      <style:text-properties officeooo:rsid="002df6c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354fbd"/>
    </style:style>
    <style:style style:name="T10" style:family="text">
      <style:text-properties officeooo:rsid="00367bed"/>
    </style:style>
    <style:style style:name="T11" style:family="text">
      <style:text-properties officeooo:rsid="0036a034"/>
    </style:style>
    <style:style style:name="T12" style:family="text">
      <style:text-properties officeooo:rsid="00384cb6"/>
    </style:style>
    <style:style style:name="T13" style:family="text">
      <style:text-properties officeooo:rsid="003b1a68"/>
    </style:style>
    <style:style style:name="T14" style:family="text">
      <style:text-properties officeooo:rsid="0042b478"/>
    </style:style>
    <style:style style:name="T15" style:family="text">
      <style:text-properties officeooo:rsid="0043671c"/>
    </style:style>
    <style:style style:name="T16" style:family="text">
      <style:text-properties officeooo:rsid="00451727"/>
    </style:style>
    <style:style style:name="T17" style:family="text">
      <style:text-properties officeooo:rsid="0048c433"/>
    </style:style>
    <style:style style:name="T18" style:family="text">
      <style:text-properties officeooo:rsid="004a1f1f"/>
    </style:style>
    <style:style style:name="T19" style:family="text">
      <style:text-properties officeooo:rsid="004f56c2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88f61" style:font-weight-asian="normal" style:font-weight-complex="normal"/>
    </style:style>
    <style:style style:name="T22" style:family="text">
      <style:text-properties fo:font-weight="normal" officeooo:rsid="001a5ec3" style:font-weight-asian="normal" style:font-weight-complex="normal"/>
    </style:style>
    <style:style style:name="T23" style:family="text">
      <style:text-properties fo:font-weight="normal" officeooo:rsid="00384cb6" style:font-weight-asian="normal" style:font-weight-complex="normal"/>
    </style:style>
    <style:style style:name="T24" style:family="text">
      <style:text-properties fo:font-weight="normal" officeooo:rsid="006eb33a" style:font-weight-asian="normal" style:font-weight-complex="normal"/>
    </style:style>
    <style:style style:name="T25" style:family="text">
      <style:text-properties fo:font-weight="normal" officeooo:rsid="006f3913" style:font-weight-asian="normal" style:font-weight-complex="normal"/>
    </style:style>
    <style:style style:name="T26" style:family="text">
      <style:text-properties fo:font-weight="normal" officeooo:rsid="008b8e30" style:font-weight-asian="normal" style:font-weight-complex="normal"/>
    </style:style>
    <style:style style:name="T27" style:family="text">
      <style:text-properties fo:font-weight="normal" officeooo:rsid="008cc2f2" style:font-weight-asian="normal" style:font-weight-complex="normal"/>
    </style:style>
    <style:style style:name="T28" style:family="text">
      <style:text-properties officeooo:rsid="005522ad"/>
    </style:style>
    <style:style style:name="T29" style:family="text">
      <style:text-properties officeooo:rsid="005d7696"/>
    </style:style>
    <style:style style:name="T30" style:family="text">
      <style:text-properties officeooo:rsid="0060184d"/>
    </style:style>
    <style:style style:name="T31" style:family="text">
      <style:text-properties officeooo:rsid="006435e9"/>
    </style:style>
    <style:style style:name="T32" style:family="text">
      <style:text-properties officeooo:rsid="006b9a10"/>
    </style:style>
    <style:style style:name="T33" style:family="text">
      <style:text-properties officeooo:rsid="006ce6fa"/>
    </style:style>
    <style:style style:name="T34" style:family="text">
      <style:text-properties officeooo:rsid="006eb33a"/>
    </style:style>
    <style:style style:name="T35" style:family="text">
      <style:text-properties officeooo:rsid="0082e841"/>
    </style:style>
    <style:style style:name="T36" style:family="text">
      <style:text-properties officeooo:rsid="0088a681"/>
    </style:style>
    <style:style style:name="T37" style:family="text">
      <style:text-properties officeooo:rsid="008a1472"/>
    </style:style>
    <style:style style:name="T38" style:family="text">
      <style:text-properties officeooo:rsid="008ee384"/>
    </style:style>
    <style:style style:name="T39" style:family="text">
      <style:text-properties officeooo:rsid="0092a600"/>
    </style:style>
    <style:style style:name="T40" style:family="text">
      <style:text-properties officeooo:rsid="009484f2"/>
    </style:style>
    <style:style style:name="T41" style:family="text">
      <style:text-properties officeooo:rsid="0095b7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<text:span text:style-name="T31">#</text:span> Adj</text:p>
      <text:p text:style-name="P21">role:</text:p>
      <text:p text:style-name="P18">ikut kata <text:span text:style-name="T2">adj</text:span></text:p>
      <text:p text:style-name="P21">contoh:</text:p>
      <text:p text:style-name="P1"><text:span text:style-name="T14">(-) :: </text:span>“Saya murka”</text:p>
      <text:p text:style-name="P1"><text:span text:style-name="T14">(+) :: </text:span>“Saya bahagia”</text:p>
      <text:p text:style-name="P1"/>
      <text:p text:style-name="P65"><text:span text:style-name="T31">#</text:span> <text:span text:style-name="T2">Verb</text:span></text:p>
      <text:p text:style-name="P22">role:</text:p>
      <text:p text:style-name="P19">ikut kata <text:span text:style-name="T2">verb</text:span></text:p>
      <text:p text:style-name="P22">contoh:</text:p>
      <text:p text:style-name="P2"><text:span text:style-name="T14">(+) :: </text:span>“Saya <text:span text:style-name="T15">setuju</text:span>”</text:p>
      <text:p text:style-name="P3"><text:span text:style-name="T14">(-) :: </text:span>“Saya <text:span text:style-name="T15">menolak</text:span>”</text:p>
      <text:p text:style-name="P3"/>
      <text:p text:style-name="P65"><text:span text:style-name="T31">#</text:span> <text:span text:style-name="T2">Verb_di</text:span></text:p>
      <text:p text:style-name="P23">role:</text:p>
      <text:p text:style-name="P20">ikut kata <text:span text:style-name="T2">verb_di</text:span></text:p>
      <text:p text:style-name="P23">contoh:</text:p>
      <text:p text:style-name="P4"><text:span text:style-name="T15">(+) :: </text:span>“Saya <text:span text:style-name="T15">diterima</text:span>”</text:p>
      <text:p text:style-name="P4"><text:span text:style-name="T15">(-) :: </text:span>“Saya <text:span text:style-name="T5">ditolak</text:span>”</text:p>
      <text:p text:style-name="P4"/>
      <text:p text:style-name="P71"/>
      <text:p text:style-name="P3">********************************************************************************</text:p>
      <text:p text:style-name="P32"/>
      <text:p text:style-name="P65"><text:span text:style-name="T31">#</text:span> <text:span text:style-name="T9">Verb + Adj</text:span></text:p>
      <text:p text:style-name="P24">role:</text:p>
      <text:p text:style-name="P59">NAND</text:p>
      <text:p text:style-name="P5"><text:span text:style-name="T8">contoh:</text:span></text:p>
      <text:p text:style-name="P31"><text:span text:style-name="T16">(+) :: </text:span>“<text:span text:style-name="T10">mengembangkan dengan baik</text:span>”</text:p>
      <text:p text:style-name="P37"><text:span text:style-name="T16">(-) :: </text:span>“<text:span text:style-name="T10">mengembangkan dengan buruk</text:span>”</text:p>
      <text:p text:style-name="P37"><text:span text:style-name="T16">(-) :: </text:span>“<text:span text:style-name="T10">melanggar dengan baik</text:span>”</text:p>
      <text:p text:style-name="P37"><text:span text:style-name="T16">(-) :: </text:span>“<text:span text:style-name="T10">melanggar dengan buruk</text:span>”</text:p>
      <text:p text:style-name="P37"/>
      <text:p text:style-name="P37"/>
      <text:p text:style-name="P65"><text:span text:style-name="T31">#</text:span> <text:span text:style-name="T9">Verb + Noun</text:span></text:p>
      <text:p text:style-name="P28">role:</text:p>
      <text:p text:style-name="P63">AND</text:p>
      <text:p text:style-name="P11"><text:span text:style-name="T8">contoh:</text:span></text:p>
      <text:p text:style-name="P37"><text:span text:style-name="T16">(+) :: </text:span>“<text:span text:style-name="T10">mengembangkan Indonesia</text:span>”</text:p>
      <text:p text:style-name="P37"><text:span text:style-name="T16">(-) :: </text:span>“<text:span text:style-name="T10">mengembangkan korupsi</text:span>”</text:p>
      <text:p text:style-name="P37"><text:span text:style-name="T16">(-) :: </text:span>“<text:span text:style-name="T17">memusnakan Indonesia </text:span>”</text:p>
      <text:p text:style-name="P38"><text:span text:style-name="T16">(+) :: </text:span>“ <text:span text:style-name="T17">memusnakan korupsi</text:span>”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5"><text:soft-page-break/><text:span text:style-name="T31">#</text:span> <text:span text:style-name="T12">Verb + Adj + N</text:span></text:p>
      <text:p text:style-name="P26">role:</text:p>
      <text:p text:style-name="P61"><text:span text:style-name="T22">~</text:span><text:span text:style-name="T21"> </text:span><text:span text:style-name="T23">Verb + Adj + N(+) : </text:span>NAND - <text:span text:style-name="T18">AND</text:span></text:p>
      <text:p text:style-name="P7"><text:span text:style-name="T8">contoh:</text:span></text:p>
      <text:p text:style-name="P34"><text:span text:style-name="T18">(+) :: (+)(+) </text:span>“<text:span text:style-name="T28">(mengembangkan dengan baik) indonesia</text:span>”</text:p>
      <text:p text:style-name="P39"><text:span text:style-name="T18">(-) :: (-)(+) </text:span>“<text:span text:style-name="T28">(mengembangkan dengan buruk) indonesia</text:span>”</text:p>
      <text:p text:style-name="P39"><text:span text:style-name="T18">(-) :: (-)(+) </text:span>“<text:span text:style-name="T28">(menjatuhkan dengan baik) indonesia</text:span>”</text:p>
      <text:p text:style-name="P39"><text:span text:style-name="T18">(-) :: (-)(+) </text:span>“<text:span text:style-name="T28">(menjatuhkan dengan buruk) indonesia</text:span>”</text:p>
      <text:p text:style-name="P34"/>
      <text:p text:style-name="P29">role:</text:p>
      <text:p text:style-name="P61"><text:span text:style-name="T22">~</text:span><text:span text:style-name="T21"> </text:span><text:span text:style-name="T23">Verb + Adj + N(-) : </text:span>NAND - <text:span text:style-name="T18">AND</text:span></text:p>
      <text:p text:style-name="P56"><text:span text:style-name="T8">contoh:</text:span></text:p>
      <text:p text:style-name="P40"><text:span text:style-name="T18">(-) :: (+)(-) </text:span>“<text:span text:style-name="T19">(mengembangkan dengan baik) korupsi</text:span>”</text:p>
      <text:p text:style-name="P40"><text:span text:style-name="T18">(+) :: (-)(-) </text:span>“<text:span text:style-name="T19">(mengembangkan dengan buruk) korupsi</text:span>”</text:p>
      <text:p text:style-name="P40"><text:span text:style-name="T18">(+) :: (-)(-) </text:span>“<text:span text:style-name="T19">(menjatuhkan dengan baik) korupsi</text:span>”</text:p>
      <text:p text:style-name="P40"><text:span text:style-name="T18">(+) :: (-)(-) </text:span>“<text:span text:style-name="T19">(menjatuhkan dengan buruk) korupsi</text:span>”</text:p>
      <text:p text:style-name="P34"/>
      <text:p text:style-name="P34"/>
      <text:p text:style-name="P64"><text:span text:style-name="T31">#</text:span> <text:span text:style-name="T12">Verb + N + Adj</text:span></text:p>
      <text:p text:style-name="P8"><text:span text:style-name="T8">role:</text:span></text:p>
      <text:p text:style-name="P12"><text:span text:style-name="T22">~</text:span><text:span text:style-name="T20"> </text:span><text:span text:style-name="T23">Verb + N + Adj(+) : </text:span><text:span text:style-name="T13">AND - NAND</text:span></text:p>
      <text:p text:style-name="P8"><text:span text:style-name="T8">contoh:</text:span></text:p>
      <text:p text:style-name="P35"><text:span text:style-name="T30">(+) :: (+)(+) </text:span>“<text:span text:style-name="T29">(mengembangkan Indonesia) dengan baik</text:span>”</text:p>
      <text:p text:style-name="P41"><text:span text:style-name="T30">(-) :: (-)(+) </text:span>“<text:span text:style-name="T29">(mengembangkan Korupsi) dengan baik</text:span>”</text:p>
      <text:p text:style-name="P41"><text:span text:style-name="T30">(-) :: (-)(+) </text:span>“<text:span text:style-name="T29">(menjatuhkan Indonesia) dengan baik</text:span>”</text:p>
      <text:p text:style-name="P41"><text:span text:style-name="T30">(+) :: (+)(+) </text:span>“<text:span text:style-name="T29">(menjatuhkan Korupsi) dengan baik</text:span>”</text:p>
      <text:p text:style-name="P41"/>
      <text:p text:style-name="P13"><text:span text:style-name="T8">role:</text:span></text:p>
      <text:p text:style-name="P13"><text:span text:style-name="T22">~</text:span><text:span text:style-name="T20"> </text:span><text:span text:style-name="T23">Verb + N + Adj(-) : </text:span><text:span text:style-name="T13">AND - NAND</text:span></text:p>
      <text:p text:style-name="P13"><text:span text:style-name="T8">contoh:</text:span></text:p>
      <text:p text:style-name="P42"><text:span text:style-name="T30">(-) :: (+)(-) </text:span>“<text:span text:style-name="T29">(mengembangkan Indonesia) dengan buruk</text:span>”</text:p>
      <text:p text:style-name="P43"><text:span text:style-name="T30">(-) :: (-)(-) </text:span>“<text:span text:style-name="T29">(mengembangkan Korupsi) dengan buruk</text:span>”</text:p>
      <text:p text:style-name="P43"><text:span text:style-name="T30">(-) :: (-)(-) </text:span>“<text:span text:style-name="T29">(menjatuhkan Indonesia) dengan buruk</text:span>”</text:p>
      <text:p text:style-name="P43"><text:span text:style-name="T30">(-) :: (+)(-) </text:span>“<text:span text:style-name="T29">(menjatuhkan Korupsi) dengan buruk</text:span>”</text:p>
      <text:p text:style-name="P14"/>
      <text:p text:style-name="P14"/>
      <text:p text:style-name="P66"><text:span text:style-name="T32">#</text:span> <text:span text:style-name="T3">Pre + Verb</text:span></text:p>
      <text:p text:style-name="P27">role:</text:p>
      <text:p text:style-name="P36">AND</text:p>
      <text:p text:style-name="P9"><text:span text:style-name="T8">contoh:</text:span></text:p>
      <text:p text:style-name="P55"><text:span text:style-name="T33">(+) :: </text:span>“Saya <text:span text:style-name="T6">pastinya melindungi</text:span>”</text:p>
      <text:p text:style-name="P58"><text:span text:style-name="T33">(-) :: </text:span>“Saya <text:span text:style-name="T6">pastinya mencuri</text:span>”</text:p>
      <text:p text:style-name="P36"><text:span text:style-name="T33">(-) :: </text:span>“Saya <text:span text:style-name="T6">tidak melindungi</text:span>”</text:p>
      <text:p text:style-name="P44"><text:span text:style-name="T33">(+) :: </text:span>“Saya <text:span text:style-name="T6">tidak mencuri</text:span>”</text:p>
      <text:p text:style-name="P44"/>
      <text:p text:style-name="P44"/>
      <text:p text:style-name="P69"><text:span text:style-name="T32">#</text:span> <text:span text:style-name="T40">Noun + Verb</text:span></text:p>
      <text:p text:style-name="P30">role:</text:p>
      <text:p text:style-name="P54"><text:span text:style-name="T41">N</text:span>AND</text:p>
      <text:p text:style-name="P30">contoh:</text:p>
      <text:p text:style-name="P54"><text:span text:style-name="T33">(+) :: </text:span>“<text:span text:style-name="T40">Indonesia melindungi</text:span>”</text:p>
      <text:p text:style-name="P54"><text:span text:style-name="T33">(-) :: </text:span>“<text:span text:style-name="T40">Indonesia mencuri</text:span>”</text:p>
      <text:p text:style-name="P54"><text:soft-page-break/><text:span text:style-name="T33">(-) :: </text:span>“<text:span text:style-name="T40">Koruptor melindungi</text:span>”</text:p>
      <text:p text:style-name="P54"><text:span text:style-name="T33">(-) :: </text:span>“ <text:span text:style-name="T40">Koruptor mencuri</text:span>”</text:p>
      <text:p text:style-name="P44"/>
      <text:p text:style-name="P44"/>
      <text:p text:style-name="P67"><text:span text:style-name="T31">#</text:span> <text:span text:style-name="T34">Noun + Pre + Verb</text:span></text:p>
      <text:p text:style-name="P15"><text:span text:style-name="T8">role:</text:span></text:p>
      <text:p text:style-name="P15"><text:span text:style-name="T22">~</text:span><text:span text:style-name="T20"> </text:span><text:span text:style-name="T24">Noun(+)</text:span><text:span text:style-name="T23"> + </text:span><text:span text:style-name="T25">(</text:span><text:span text:style-name="T24">Pre</text:span><text:span text:style-name="T23"> + </text:span><text:span text:style-name="T24">Verb</text:span><text:span text:style-name="T25">)</text:span><text:span text:style-name="T23"> : </text:span><text:span text:style-name="T13">AND - AND</text:span></text:p>
      <text:p text:style-name="P15"><text:span text:style-name="T8">contoh:</text:span></text:p>
      <text:p text:style-name="P45"><text:span text:style-name="T30">(+) :: (+)(+) </text:span>“<text:span text:style-name="T29">Indonesia (pastinya melindungi)</text:span>”</text:p>
      <text:p text:style-name="P48"><text:span text:style-name="T30">(-) :: (+)(-) </text:span>“<text:span text:style-name="T29">Indonesia (tidak melindungi)</text:span>”</text:p>
      <text:p text:style-name="P46"><text:span text:style-name="T30">(-) :: (+)(-) </text:span>“<text:span text:style-name="T29">Indonesia (pastinya mencuri)</text:span>”</text:p>
      <text:p text:style-name="P47"><text:span text:style-name="T30">(+) :: (+)(+) </text:span>“<text:span text:style-name="T29">Indonesia (tidak mencuri)</text:span>”</text:p>
      <text:p text:style-name="P47"/>
      <text:p text:style-name="P16"><text:span text:style-name="T8">role:</text:span></text:p>
      <text:p text:style-name="P16"><text:span text:style-name="T22">~</text:span><text:span text:style-name="T20"> </text:span><text:span text:style-name="T24">Noun(-)</text:span><text:span text:style-name="T23"> + </text:span><text:span text:style-name="T25">(</text:span><text:span text:style-name="T24">Pre</text:span><text:span text:style-name="T23"> + </text:span><text:span text:style-name="T24">Verb</text:span><text:span text:style-name="T25">)</text:span><text:span text:style-name="T23"> : </text:span><text:span text:style-name="T13">AND - AND</text:span></text:p>
      <text:p text:style-name="P16"><text:span text:style-name="T8">contoh:</text:span></text:p>
      <text:p text:style-name="P49"><text:span text:style-name="T30">(+) :: (-)(+) </text:span>“<text:span text:style-name="T35">koruptor (pastinya melindungi)</text:span>”</text:p>
      <text:p text:style-name="P49"><text:span text:style-name="T30">(-) :: (-)(-) </text:span>“<text:span text:style-name="T35">koruptor (tidak melindungi)</text:span>”</text:p>
      <text:p text:style-name="P49"><text:span text:style-name="T30">(-) :: (-)(-) </text:span>“ <text:span text:style-name="T35">koruptor (pastinya mencuri)</text:span>”</text:p>
      <text:p text:style-name="P49"><text:span text:style-name="T30">(+) :: (-)(+) </text:span>“ <text:span text:style-name="T35">koruptor (tidak mencuri)</text:span>”</text:p>
      <text:p text:style-name="P49"/>
      <text:p text:style-name="P49"/>
      <text:p text:style-name="P68"><text:span text:style-name="T31">#</text:span> <text:span text:style-name="T37">Pre + Noun + Verb</text:span></text:p>
      <text:p text:style-name="P17"><text:span text:style-name="T8">role:</text:span></text:p>
      <text:p text:style-name="P17"><text:span text:style-name="T22">~</text:span><text:span text:style-name="T20"> </text:span><text:span text:style-name="T26">Pre</text:span><text:span text:style-name="T24">(+)</text:span><text:span text:style-name="T23"> + </text:span><text:span text:style-name="T25">(</text:span><text:span text:style-name="T26">Noun</text:span><text:span text:style-name="T23"> + </text:span><text:span text:style-name="T24">Verb</text:span><text:span text:style-name="T25">)</text:span><text:span text:style-name="T23"> : </text:span><text:span text:style-name="T13">AND - AND</text:span></text:p>
      <text:p text:style-name="P17"><text:span text:style-name="T8">contoh:</text:span></text:p>
      <text:p text:style-name="P51"><text:span text:style-name="T30">(+) :: (+)(+) </text:span>“<text:span text:style-name="T39">pastinya (Indonesia yang melindungi)</text:span>”</text:p>
      <text:p text:style-name="P53"><text:span text:style-name="T30">(-) :: (+)(-) </text:span>“<text:span text:style-name="T39">pastinya (koruptor yang melindungi)</text:span>”</text:p>
      <text:p text:style-name="P53"><text:span text:style-name="T30">(-) :: (+)(-) </text:span>“ <text:span text:style-name="T39">pastinya (Indonesia yang mencuri)</text:span>”</text:p>
      <text:p text:style-name="P53"><text:span text:style-name="T30">(+) :: (+)(+) </text:span>“ <text:span text:style-name="T39">pastinya (koruptor yang mencuri)</text:span>”</text:p>
      <text:p text:style-name="P50"/>
      <text:p text:style-name="P17"><text:span text:style-name="T8">role:</text:span></text:p>
      <text:p text:style-name="P17"><text:span text:style-name="T22">~</text:span><text:span text:style-name="T20"> </text:span><text:span text:style-name="T27">Pre</text:span><text:span text:style-name="T24">(-)</text:span><text:span text:style-name="T23"> + </text:span><text:span text:style-name="T25">(</text:span><text:span text:style-name="T27">Noun</text:span><text:span text:style-name="T23"> + </text:span><text:span text:style-name="T24">Verb</text:span><text:span text:style-name="T25">)</text:span><text:span text:style-name="T23"> : </text:span><text:span text:style-name="T13">AND - AND</text:span></text:p>
      <text:p text:style-name="P17"><text:span text:style-name="T8">contoh:</text:span></text:p>
      <text:p text:style-name="P52"><text:span text:style-name="T30">(-) :: (-)(+) </text:span>“<text:span text:style-name="T38">bukan (Indonesia yang melindungi)</text:span>”</text:p>
      <text:p text:style-name="P52"><text:span text:style-name="T30">(+) :: (-)(-) </text:span>“<text:span text:style-name="T38">bukan (koruptor yang melindungi)</text:span>”</text:p>
      <text:p text:style-name="P52"><text:span text:style-name="T30">(+) :: (-)(-) </text:span>“<text:span text:style-name="T38">bukan (Indonesia yang mencuri)</text:span>”</text:p>
      <text:p text:style-name="P52"><text:span text:style-name="T30">(-) :: (-)(+) </text:span>“<text:span text:style-name="T38">bukan (koruptor yang mencuri)</text:span>”</text:p>
      <text:p text:style-name="P15"/>
      <text:p text:style-name="P3"/>
      <text:p text:style-name="P70"/>
      <text:p text:style-name="P62"/>
      <text:p text:style-name="P62"/>
      <text:p text:style-name="P6"><text:span text:style-name="T1">~</text:span> <text:span text:style-name="T9">Verb_di + Adj</text:span></text:p>
      <text:p text:style-name="P25">role:</text:p>
      <text:p text:style-name="P60">NAND</text:p>
      <text:p text:style-name="P6"><text:span text:style-name="T8">contoh:</text:span></text:p>
      <text:p text:style-name="P33">“<text:span text:style-name="T11">dikembangkan dengan baik</text:span>”</text:p>
      <text:p text:style-name="P33">“<text:span text:style-name="T11">dikembangkan dengan buruk</text:span>”</text:p>
      <text:p text:style-name="P33">“<text:span text:style-name="T11">dilanggar dengan baik</text:span>”</text:p>
      <text:p text:style-name="P33">“<text:span text:style-name="T11">dilanggar dengan buruk</text:span>”</text:p>
      <text:p text:style-name="P33"/>
      <text:p text:style-name="P9"><text:soft-page-break/><text:span text:style-name="T1">~</text:span> <text:span text:style-name="T3">Pre + Adj</text:span></text:p>
      <text:p text:style-name="P27">role:</text:p>
      <text:p text:style-name="P36">AND</text:p>
      <text:p text:style-name="P27">contoh:</text:p>
      <text:p text:style-name="P36">“Saya tidak bahagia”</text:p>
      <text:p text:style-name="P36">“Saya tidak murka”</text:p>
      <text:p text:style-name="P36">“Saya <text:span text:style-name="T4">sungguh</text:span> murka”</text:p>
      <text:p text:style-name="P36">“Saya <text:span text:style-name="T4">sungguh</text:span> <text:span text:style-name="T4">bahagia</text:span>”</text:p>
      <text:p text:style-name="P36"/>
      <text:p text:style-name="P9"><text:span text:style-name="T1">~</text:span> <text:span text:style-name="T3">Pre + Verb_di</text:span></text:p>
      <text:p text:style-name="P27">role:</text:p>
      <text:p text:style-name="P36">AND</text:p>
      <text:p text:style-name="P9"><text:span text:style-name="T8">contoh:</text:span></text:p>
      <text:p text:style-name="P57">“Saya tidak <text:span text:style-name="T7">dihargai</text:span>”</text:p>
      <text:p text:style-name="P36">“Saya tidak <text:span text:style-name="T7">diancam</text:span>”</text:p>
      <text:p text:style-name="P36">“Saya <text:span text:style-name="T4">sungguh</text:span> <text:span text:style-name="T7">dihargai</text:span>”</text:p>
      <text:p text:style-name="P36">“Saya <text:span text:style-name="T4">sungguh</text:span> <text:span text:style-name="T7">diancam</text:span>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7:01:46.433407431</meta:creation-date>
    <dc:date>2017-07-25T13:04:18.525700888</dc:date>
    <meta:editing-duration>PT19H49M40S</meta:editing-duration>
    <meta:editing-cycles>109</meta:editing-cycles>
    <meta:generator>LibreOffice/5.1.6.2$Linux_X86_64 LibreOffice_project/10m0$Build-2</meta:generator>
    <meta:document-statistic meta:table-count="0" meta:image-count="0" meta:object-count="0" meta:page-count="4" meta:paragraph-count="135" meta:word-count="546" meta:character-count="3250" meta:non-whitespace-character-count="2839"/>
  </office:meta>
</office:document-meta>
</file>